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833941056" calcext:value-type="float">
            <text:p>1.35833941056</text:p>
          </table:table-cell>
          <table:table-cell table:formula="of:=[.H20]*[.H16]+[.I20]*[.I16]+[.J20]*[.J16]" office:value-type="float" office:value="1.33363534013917" calcext:value-type="float">
            <text:p>1.33363534013917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5489675867213" calcext:value-type="float">
            <text:p>0.795489675867213</text:p>
          </table:table-cell>
          <table:table-cell table:formula="of:=1/(1+EXP(-[.L21]))" office:value-type="float" office:value="0.791441326894792" calcext:value-type="float">
            <text:p>0.7914413268947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619892587647" calcext:value-type="float">
            <text:p>1.39619892587647</text:p>
          </table:table-cell>
          <table:table-cell table:formula="of:=[.H35]*[.H31]+[.I35]*[.I31]+[.J31]" office:value-type="float" office:value="1.39123918669059" calcext:value-type="float">
            <text:p>1.3912391866905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527266372134" calcext:value-type="float">
            <text:p>0.884527266372134</text:p>
          </table:table-cell>
          <table:table-cell table:formula="of:=TANH([.L36])" office:value-type="float" office:value="0.883443223178355" calcext:value-type="float">
            <text:p>0.883443223178355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52]*[.C55]+[.D52]*[.D55]+[.E52]" office:value-type="float" office:value="0.7" calcext:value-type="float">
            <text:p>0.7</text:p>
          </table:table-cell>
          <table:table-cell table:formula="of:=[.C53]*[.C55]+[.D53]*[.D55]+[.E53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56]))" office:value-type="float" office:value="0.668187772168166" calcext:value-type="float">
            <text:p>0.668187772168166</text:p>
          </table:table-cell>
          <table:table-cell table:formula="of:=1/(1+EXP(-[.G56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57]*[.F52]+[.G57]*[.G52]+[.H52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58]))" office:value-type="float" office:value="0.736226498257402" calcext:value-type="float">
            <text:p>0.73622649825740200000</text:p>
          </table:table-cell>
          <table:table-cell table:number-columns-repeated="3"/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5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5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39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5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5" calcext:value-type="float">
            <text:p>0.009153867909307</text:p>
          </table:table-cell>
          <table:table-cell table:formula="of:=[.F13]*[.I15]" office:value-type="float" office:value="0.0306527713283343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39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5" calcext:value-type="float">
            <text:p>0.002578649136133</text:p>
          </table:table-cell>
          <table:table-cell table:formula="of:=[.D13]*[.G15]" office:value-type="float" office:value="0.0051572982722667" calcext:value-type="float">
            <text:p>0.005157298272267</text:p>
          </table:table-cell>
          <table:table-cell table:formula="of:=[.E13]*[.G15]" office:value-type="float" office:value="0.00257864913613335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7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59" calcext:value-type="float">
            <text:p>-0.007663192832084</text:p>
          </table:table-cell>
          <table:table-cell table:formula="of:=-[.$L$16]*[.G16]+[.$L$15]*[.G19]" office:value-type="float" office:value="-0.00860444938215332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8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8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49" calcext:value-type="float">
            <text:p>0.967704535301549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69" calcext:value-type="float">
            <text:p>1.66463674616569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689589607251556" calcext:value-type="float">
            <text:p>0.689589607251556</text:p>
          </table:table-cell>
          <table:table-cell table:formula="of:=1/(1+EXP(-[.K10]))" office:value-type="float" office:value="0.749585484198447" calcext:value-type="float">
            <text:p>0.749585484198447</text:p>
          </table:table-cell>
          <table:table-cell table:style-name="ce1" table:formula="of:=[.C86]*[.B86]+[.C87]*[.C88]" office:value-type="float" office:value="1.01745633312164" calcext:value-type="float">
            <text:p>1.01745633312164000000</text:p>
          </table:table-cell>
          <table:table-cell table:formula="of:=TANH([.E86])" office:value-type="float" office:value="0.7688284557393" calcext:value-type="float">
            <text:p>0.7688284557393</text:p>
          </table:table-cell>
          <table:table-cell table:formula="of:=[.F86]*[.C89]" office:value-type="float" office:value="0.496597390779382" calcext:value-type="float">
            <text:p>0.496597390779382</text:p>
          </table:table-cell>
          <table:table-cell table:formula="of:=[.G86]/[.G91]" office:value-type="float" office:value="0.469404624141351" calcext:value-type="float">
            <text:p>0.46940462414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923955787934675" calcext:value-type="float">
            <text:p>0.923955787934675</text:p>
          </table:table-cell>
          <table:table-cell table:formula="of:=TANH([.E87])" office:value-type="float" office:value="0.727763423120701" calcext:value-type="float">
            <text:p>0.727763423120701</text:p>
          </table:table-cell>
          <table:table-cell table:formula="of:=[.F87]*[.D89]" office:value-type="float" office:value="0.561332943178816" calcext:value-type="float">
            <text:p>0.561332943178816</text:p>
          </table:table-cell>
          <table:table-cell table:formula="of:=[.G87]/[.G91]" office:value-type="float" office:value="0.530595375858649" calcext:value-type="float">
            <text:p>0.5305953758586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0579303339582" calcext:value-type="float">
            <text:p>1.0579303339582</text:p>
          </table:table-cell>
          <table:table-cell table:number-columns-repeated="6"/>
        </table:table-row>
        <table:table-row table:style-name="ro1" table:number-rows-repeated="4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4]*[.C137]+[.D134]*[.D137]+[.E134]*[.E137]+[.F134]*[.F137]+[.G134]*[.G137]" office:value-type="float" office:value="3.3" calcext:value-type="float">
            <text:p>3.3000</text:p>
          </table:table-cell>
          <table:table-cell table:formula="of:=[.C135]*[.C137]+[.D135]*[.D137]+[.E135]*[.E137]+[.F135]*[.F137]+[.G135]*[.G137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38]))" office:value-type="float" office:value="0.964428810727364" calcext:value-type="float">
            <text:p>0.964428810727364</text:p>
          </table:table-cell>
          <table:table-cell table:formula="of:=1/(1+EXP(-[.I138]))" office:value-type="float" office:value="0.908877038985144" calcext:value-type="float">
            <text:p>0.90887703898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139]*[.H134]+[.I139]*[.I134]" office:value-type="float" office:value="0" calcext:value-type="float">
            <text:p>0</text:p>
          </table:table-cell>
          <table:table-cell table:formula="of:=[.H139]*[.H135]+[.I135]*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40]))" office:value-type="float" office:value="0.5" calcext:value-type="float">
            <text:p>0.5</text:p>
          </table:table-cell>
          <table:table-cell table:style-name="ce1" table:formula="of:=1/(1+EXP(-[.K140]))" office:value-type="float" office:value="0.5" calcext:value-type="float">
            <text:p>0.50000000000000000000</text:p>
          </table:table-cell>
          <table:table-cell table:number-columns-repeated="2"/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694046241414" calcext:value-type="float">
            <text:p>1.3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62898110484" calcext:value-type="float">
            <text:p>0.793628981104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62898110484" calcext:value-type="float">
            <text:p>0.779362898110484</text:p>
          </table:table-cell>
          <table:table-cell table:formula="of:=[.H9]*[.H5]+[.I5]*[.I9]" office:value-type="float" office:value="1.05872579622097" calcext:value-type="float">
            <text:p>1.0587257962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2787653769" calcext:value-type="float">
            <text:p>0.685542787653769</text:p>
          </table:table-cell>
          <table:table-cell table:style-name="ce1" table:formula="of:=1/(1+EXP(-[.K10]))" office:value-type="float" office:value="0.742446968014836" calcext:value-type="float">
            <text:p>0.742446968014836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388092482827" calcext:value-type="float">
            <text:p>1.0939</text:p>
          </table:table-cell>
          <table:table-cell table:formula="of:=[.C21]*[.C19]+[.D21]*[.D19]+[.E21]*[.E19]+[.F21]*[.F19]+[.G21]*[.G19]" office:value-type="float" office:value="1.34082138724241" calcext:value-type="float">
            <text:p>1.3408213872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111820361658" calcext:value-type="float">
            <text:p>0.749111820361658</text:p>
          </table:table-cell>
          <table:table-cell table:formula="of:=1/(1+EXP(-[.I22]))" office:value-type="float" office:value="0.79262498582021" calcext:value-type="float">
            <text:p>0.792624985820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346313690751" calcext:value-type="float">
            <text:p>1.45346313690751</text:p>
          </table:table-cell>
          <table:table-cell table:formula="of:=[.H23]*[.H19]+[.I19]*[.I23]+[.J23]*[.J19]" office:value-type="float" office:value="1.05852499716404" calcext:value-type="float">
            <text:p>1.0585249971640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5308420094" calcext:value-type="float">
            <text:p>0.81053084200940000000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388092482827" calcext:value-type="float">
            <text:p>1.0939</text:p>
          </table:table-cell>
          <table:table-cell table:formula="of:=[.C63]*[.C61]+[.D63]*[.D61]+[.E63]*[.E61]+[.F63]*[.F61]+[.G63]*[.G61]" office:value-type="float" office:value="1.34694046241414" calcext:value-type="float">
            <text:p>1.34694046241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8290250217041" calcext:value-type="float">
            <text:p>0.798290250217041</text:p>
          </table:table-cell>
          <table:table-cell table:formula="of:=TANH([.I64])" office:value-type="float" office:value="0.87332920855638" calcext:value-type="float">
            <text:p>0.873329208556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66584171128" calcext:value-type="float">
            <text:p>1.07466584171128</text:p>
          </table:table-cell>
          <table:table-cell table:formula="of:=[.H65]*[.H61]+[.I61]*[.I65]+[.J65]*[.J61]" office:value-type="float" office:value="1.59115947101117" calcext:value-type="float">
            <text:p>1.5911594710111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12617414962" calcext:value-type="float">
            <text:p>0.79121261741496200000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8776184965654" calcext:value-type="float">
            <text:p>1.1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6340533867646" calcext:value-type="float">
            <text:p>0.766340533867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634053386765" calcext:value-type="float">
            <text:p>0.276634053386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20824845917" calcext:value-type="float">
            <text:p>0.56872082484591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04577392142" calcext:value-type="float">
            <text:p>0.598104577392142</text:p>
          </table:table-cell>
          <table:table-cell table:formula="of:=[.J79]*[.J73]+[.K73]*[.K79]" office:value-type="float" office:value="1.21184874236133" calcext:value-type="float">
            <text:p>1.2118487423613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table:number-columns-repeated="5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1.01745633312164" calcext:value-type="float">
            <text:p>1.01745633312164000000</text:p>
          </table:table-cell>
          <table:table-cell table:formula="of:=1/(1+EXP(-[.J10]))" office:value-type="float" office:value="0.685542787653769" calcext:value-type="float">
            <text:p>0.685542787653769</text:p>
          </table:table-cell>
          <table:table-cell table:formula="of:=1/(1+EXP(-[.K10]))" office:value-type="float" office:value="0.742446968014836" calcext:value-type="float">
            <text:p>0.742446968014836</text:p>
          </table:table-cell>
          <table:table-cell table:style-name="ce1" table:formula="of:=[.C86]*[.B86]+[.C87]*[.C88]" office:value-type="float" office:value="1.338812079926" calcext:value-type="float">
            <text:p>1.33881207992600000000</text:p>
          </table:table-cell>
          <table:table-cell table:formula="of:=TANH([.E86])" office:value-type="float" office:value="0.871386628026913" calcext:value-type="float">
            <text:p>0.871386628026913</text:p>
          </table:table-cell>
          <table:table-cell table:formula="of:=[.F86]*[.C89]" office:value-type="float" office:value="0.562238296752035" calcext:value-type="float">
            <text:p>0.562238296752035</text:p>
          </table:table-cell>
          <table:table-cell table:formula="of:=[.G86]/[.G91]" office:value-type="float" office:value="0.453692800787076" calcext:value-type="float">
            <text:p>0.45369280078707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923955787934675" calcext:value-type="float">
            <text:p>0.923955787934675</text:p>
          </table:table-cell>
          <table:table-cell table:formula="of:=1/(1+EXP(-[.K24]))" office:value-type="float" office:value="0.8105308420094" calcext:value-type="float">
            <text:p>0.8105308420094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 table:formula="of:=[.B87]*[.D86]+[.D87]*[.D88]" office:value-type="float" office:value="1.3692467644635" calcext:value-type="float">
            <text:p>1.3692467644635</text:p>
          </table:table-cell>
          <table:table-cell table:formula="of:=TANH([.E87])" office:value-type="float" office:value="0.878520417308256" calcext:value-type="float">
            <text:p>0.878520417308256</text:p>
          </table:table-cell>
          <table:table-cell table:formula="of:=[.F87]*[.D89]" office:value-type="float" office:value="0.677010586581914" calcext:value-type="float">
            <text:p>0.677010586581914</text:p>
          </table:table-cell>
          <table:table-cell table:formula="of:=[.G87]/[.G91]" office:value-type="float" office:value="0.546307199212925" calcext:value-type="float">
            <text:p>0.5463071992129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12617414962" calcext:value-type="float">
            <text:p>0.791212617414962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3924888333395" calcext:value-type="float">
            <text:p>1.23924888333395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0:43:02.00310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17T01:41:20.973027033</dc:date>
    <meta:editing-duration>P5DT18H56M30S</meta:editing-duration>
    <meta:editing-cycles>14</meta:editing-cycles>
    <meta:document-statistic meta:table-count="4" meta:cell-count="713" meta:object-count="0"/>
  </office:meta>
</office:document-meta>
</file>